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Ubuntu1" svg:font-family="Ubuntu"/>
    <style:font-face style:name="Ubuntu" svg:font-family="Ubuntu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>
      <style:text-properties style:font-name="Ubuntu"/>
    </style:style>
    <style:style style:name="P2" style:family="paragraph" style:parent-style-name="List_20_Paragraph">
      <style:text-properties style:font-name="Ubuntu" officeooo:paragraph-rsid="00049a6c"/>
    </style:style>
    <style:style style:name="P3" style:family="paragraph" style:parent-style-name="List_20_Paragraph">
      <style:text-properties style:font-name="Ubuntu" officeooo:paragraph-rsid="0005dd77"/>
    </style:style>
    <style:style style:name="P4" style:family="paragraph" style:parent-style-name="List_20_Paragraph">
      <style:text-properties fo:color="#000000" style:font-name="Ubuntu" fo:font-size="11pt" fo:font-weight="normal" officeooo:paragraph-rsid="00049a6c" style:font-size-asian="11pt" style:font-weight-asian="normal" style:font-size-complex="11pt" style:font-weight-complex="normal"/>
    </style:style>
    <style:style style:name="P5" style:family="paragraph" style:parent-style-name="List_20_Paragraph">
      <style:text-properties fo:color="#000000" style:font-name="Ubuntu" fo:font-size="11pt" fo:font-weight="normal" officeooo:paragraph-rsid="0005dd77" style:font-size-asian="11pt" style:font-weight-asian="normal" style:font-size-complex="11pt" style:font-weight-complex="normal"/>
    </style:style>
    <style:style style:name="P6" style:family="paragraph" style:parent-style-name="List_20_Paragraph">
      <style:text-properties fo:color="#000000" style:font-name="Ubuntu" fo:font-size="11pt" fo:font-weight="normal" officeooo:rsid="00044008" officeooo:paragraph-rsid="00049a6c" style:font-size-asian="11pt" style:font-weight-asian="normal" style:font-size-complex="11pt" style:font-weight-complex="normal"/>
    </style:style>
    <style:style style:name="P7" style:family="paragraph" style:parent-style-name="List_20_Paragraph">
      <style:text-properties fo:color="#3465a4" style:font-name="Ubuntu" officeooo:paragraph-rsid="00049a6c"/>
    </style:style>
    <style:style style:name="P8" style:family="paragraph" style:parent-style-name="List_20_Paragraph">
      <style:text-properties fo:color="#3465a4" fo:font-size="14pt" fo:font-style="normal" fo:font-weight="bold" officeooo:rsid="00044008" officeooo:paragraph-rsid="0005dd7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List_20_Paragraph">
      <style:text-properties officeooo:paragraph-rsid="000713ca"/>
    </style:style>
    <style:style style:name="P10" style:family="paragraph" style:parent-style-name="List_20_Paragraph">
      <style:paragraph-properties fo:margin-top="0cm" fo:margin-bottom="0.353cm" loext:contextual-spacing="true"/>
      <style:text-properties style:font-name="Ubuntu" officeooo:paragraph-rsid="0005dd77"/>
    </style:style>
    <style:style style:name="P11" style:family="paragraph" style:parent-style-name="List_20_Paragraph">
      <style:paragraph-properties fo:margin-top="0cm" fo:margin-bottom="0.353cm" loext:contextual-spacing="true"/>
      <style:text-properties style:font-name="Ubuntu" fo:font-style="italic" style:font-style-asian="italic"/>
    </style:style>
    <style:style style:name="P12" style:family="paragraph" style:parent-style-name="List_20_Paragraph">
      <style:paragraph-properties fo:margin-top="0cm" fo:margin-bottom="0.353cm" loext:contextual-spacing="true"/>
      <style:text-properties fo:color="#000000" style:font-name="Ubuntu" fo:font-size="11pt" fo:font-weight="normal" officeooo:paragraph-rsid="0005dd77" style:font-size-asian="11pt" style:font-weight-asian="normal" style:font-size-complex="11pt" style:font-weight-complex="normal"/>
    </style:style>
    <style:style style:name="P13" style:family="paragraph" style:parent-style-name="List_20_Paragraph" style:master-page-name="Standard">
      <style:paragraph-properties fo:text-align="start" style:justify-single-word="false" style:page-number="auto"/>
      <style:text-properties fo:color="#3465a4" style:font-name="Ubuntu" fo:font-size="14pt" fo:font-weight="bold" officeooo:rsid="00044008" officeooo:paragraph-rsid="00044008" style:font-size-asian="14pt" style:font-weight-asian="bold" style:font-size-complex="14pt" style:font-weight-complex="bold"/>
    </style:style>
    <style:style style:name="P14" style:family="paragraph" style:parent-style-name="List_20_Paragraph">
      <style:text-properties officeooo:paragraph-rsid="0005dd77"/>
    </style:style>
    <style:style style:name="P15" style:family="paragraph" style:parent-style-name="List_20_Paragraph">
      <style:text-properties officeooo:paragraph-rsid="000909d1"/>
    </style:style>
    <style:style style:name="T1" style:family="text">
      <style:text-properties fo:color="#c00000" fo:font-style="italic" style:font-style-asian="italic"/>
    </style:style>
    <style:style style:name="T2" style:family="text">
      <style:text-properties fo:color="#0d0d0d"/>
    </style:style>
    <style:style style:name="T3" style:family="text">
      <style:text-properties fo:color="#0d0d0d" style:text-underline-style="solid" style:text-underline-width="auto" style:text-underline-color="font-color"/>
    </style:style>
    <style:style style:name="T4" style:family="text">
      <style:text-properties fo:color="#0d0d0d" officeooo:rsid="00044008"/>
    </style:style>
    <style:style style:name="T5" style:family="text">
      <style:text-properties fo:color="#0d0d0d" fo:font-style="italic" officeooo:rsid="00044008" style:font-style-asian="italic" style:font-style-complex="italic"/>
    </style:style>
    <style:style style:name="T6" style:family="text">
      <style:text-properties fo:color="#0d0d0d" style:font-name="Ubuntu"/>
    </style:style>
    <style:style style:name="T7" style:family="text">
      <style:text-properties fo:color="#0d0d0d" style:font-name="Ubuntu" style:text-underline-style="solid" style:text-underline-width="auto" style:text-underline-color="font-color"/>
    </style:style>
    <style:style style:name="T8" style:family="text">
      <style:text-properties fo:color="#0d0d0d" style:font-name="Ubuntu" officeooo:rsid="000add45"/>
    </style:style>
    <style:style style:name="T9" style:family="text">
      <style:text-properties fo:color="#0d0d0d" style:font-name="Ubuntu1" officeooo:rsid="00049a6c" style:font-name-asian="Calibri1"/>
    </style:style>
    <style:style style:name="T10" style:family="text">
      <style:text-properties fo:color="#0d0d0d" style:font-name="Ubuntu1" officeooo:rsid="00049a6c" style:font-name-asian="Ubuntu1" style:font-name-complex="Ubuntu1"/>
    </style:style>
    <style:style style:name="T11" style:family="text">
      <style:text-properties fo:color="#0d0d0d" style:font-name="Ubuntu1" fo:font-size="11pt" fo:font-weight="normal" officeooo:rsid="00049a6c" style:font-name-asian="Ubuntu1" style:font-size-asian="11pt" style:font-weight-asian="normal" style:font-name-complex="Ubuntu1" style:font-size-complex="11pt" style:font-weight-complex="normal"/>
    </style:style>
    <style:style style:name="T12" style:family="text">
      <style:text-properties fo:color="#0d0d0d" style:font-name="Ubuntu1" fo:font-size="11pt" fo:font-weight="normal" officeooo:rsid="00049a6c" style:font-name-asian="Calibri1" style:font-size-asian="11pt" style:font-weight-asian="normal" style:font-size-complex="11pt" style:font-weight-complex="normal"/>
    </style:style>
    <style:style style:name="T13" style:family="text">
      <style:text-properties fo:color="#0d0d0d" style:font-name="Ubuntu1" fo:font-size="11pt" fo:font-style="normal" fo:font-weight="normal" officeooo:rsid="00049a6c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14" style:family="text">
      <style:text-properties fo:color="#0d0d0d" style:font-name="Ubuntu1" fo:font-size="11pt" fo:font-style="normal" style:text-underline-style="none" fo:font-weight="normal" officeooo:rsid="00049a6c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T15" style:family="text">
      <style:text-properties fo:color="#0d0d0d" style:font-name="Ubuntu1" fo:font-style="italic" officeooo:rsid="00049a6c" style:font-name-asian="Ubuntu1" style:font-style-asian="italic" style:font-name-complex="Ubuntu1"/>
    </style:style>
    <style:style style:name="T16" style:family="text">
      <style:text-properties fo:color="#0d0d0d" style:font-name="Ubuntu1" fo:font-style="italic" officeooo:rsid="00049a6c" style:font-name-asian="Calibri1" style:font-style-asian="italic"/>
    </style:style>
    <style:style style:name="T17" style:family="text">
      <style:text-properties fo:color="#0d0d0d" style:font-name="Ubuntu1" fo:font-style="normal" officeooo:rsid="00049a6c" style:font-name-asian="Ubuntu1" style:font-style-asian="normal" style:font-name-complex="Ubuntu1" style:font-style-complex="normal"/>
    </style:style>
    <style:style style:name="T18" style:family="text">
      <style:text-properties fo:color="#0d0d0d" fo:font-size="11pt" fo:font-weight="normal" officeooo:rsid="00049a6c" style:font-size-asian="11pt" style:font-weight-asian="normal" style:font-size-complex="11pt" style:font-weight-complex="normal"/>
    </style:style>
    <style:style style:name="T19" style:family="text">
      <style:text-properties fo:color="#00b050" officeooo:rsid="0004400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044008"/>
    </style:style>
    <style:style style:name="T24" style:family="text">
      <style:text-properties fo:color="#3465a4"/>
    </style:style>
    <style:style style:name="T25" style:family="text">
      <style:text-properties fo:color="#3465a4" fo:font-size="14pt" fo:font-weight="bold" officeooo:rsid="00044008" style:font-size-asian="14pt" style:font-weight-asian="bold" style:font-size-complex="14pt" style:font-weight-complex="bold"/>
    </style:style>
    <style:style style:name="T26" style:family="text">
      <style:text-properties fo:color="#3465a4" fo:font-size="14pt" fo:font-weight="bold" officeooo:rsid="00049a6c" style:font-size-asian="14pt" style:font-weight-asian="bold" style:font-size-complex="14pt" style:font-weight-complex="bold"/>
    </style:style>
    <style:style style:name="T27" style:family="text">
      <style:text-properties fo:color="#3465a4" fo:font-size="14pt" fo:font-style="normal" fo:font-weight="bold" officeooo:rsid="00044008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3465a4" fo:font-size="14pt" fo:font-style="normal" fo:font-weight="bold" officeooo:rsid="00049a6c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3465a4" fo:font-size="14pt" fo:font-style="normal" fo:font-weight="bold" officeooo:rsid="0005dd77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465a4" officeooo:rsid="00044008"/>
    </style:style>
    <style:style style:name="T31" style:family="text">
      <style:text-properties fo:color="#3465a4" style:font-name="Ubuntu" fo:font-style="italic" style:font-style-asian="italic"/>
    </style:style>
    <style:style style:name="T32" style:family="text">
      <style:text-properties fo:color="#3465a4" fo:font-style="italic" style:font-style-asian="italic"/>
    </style:style>
    <style:style style:name="T33" style:family="text">
      <style:text-properties fo:color="#3465a4" fo:font-style="italic" style:font-style-asian="italic" style:font-style-complex="italic"/>
    </style:style>
    <style:style style:name="T34" style:family="text">
      <style:text-properties fo:color="#3465a4" fo:font-style="italic" officeooo:rsid="00044008" style:font-style-asian="italic" style:font-style-complex="italic"/>
    </style:style>
    <style:style style:name="T35" style:family="text">
      <style:text-properties fo:color="#3465a4" fo:font-style="italic" officeooo:rsid="00044008" style:font-style-asian="italic"/>
    </style:style>
    <style:style style:name="T36" style:family="text">
      <style:text-properties fo:color="#3465a4" officeooo:rsid="00049a6c"/>
    </style:style>
    <style:style style:name="T37" style:family="text">
      <style:text-properties fo:color="#3465a4" style:text-line-through-style="solid" style:text-line-through-type="single" fo:font-style="italic" style:font-style-asian="italic"/>
    </style:style>
    <style:style style:name="T38" style:family="text">
      <style:text-properties fo:color="#3465a4" style:text-line-through-style="solid" style:text-line-through-type="single" fo:font-style="italic" officeooo:rsid="00044008" style:font-style-asian="italic"/>
    </style:style>
    <style:style style:name="T39" style:family="text">
      <style:text-properties fo:color="#3465a4"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Ubuntu"/>
    </style:style>
    <style:style style:name="T42" style:family="text">
      <style:text-properties style:font-name="Ubuntu" style:text-underline-style="solid" style:text-underline-width="auto" style:text-underline-color="font-color"/>
    </style:style>
    <style:style style:name="T43" style:family="text">
      <style:text-properties fo:color="#000000" style:font-name="Ubuntu" fo:font-size="11pt" fo:font-style="normal" fo:font-weight="normal" officeooo:rsid="00044008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color="#000000" style:font-name="Ubuntu" fo:font-size="11pt" fo:font-style="normal" fo:font-weight="normal" officeooo:rsid="00049a6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000000" style:font-name="Ubuntu" fo:font-size="11pt" fo:font-style="normal" style:text-underline-style="solid" style:text-underline-width="auto" style:text-underline-color="font-color" fo:font-weight="normal" officeooo:rsid="00044008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000000" style:font-name="Ubuntu" fo:font-size="11pt" fo:font-style="normal" style:text-underline-style="none" fo:font-weight="normal" officeooo:rsid="00044008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color="#000000" style:font-name="Ubuntu" fo:font-size="11pt" fo:font-style="normal" style:text-underline-style="none" fo:font-weight="normal" officeooo:rsid="000add45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color="#000000" style:font-name="Ubuntu" fo:font-size="11pt" fo:language="pl" fo:country="PL" fo:font-style="normal" fo:font-weight="normal" officeooo:rsid="00049a6c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gólne</text:p>
      <text:p text:style-name="P2"><text:span text:style-name="T10">•</text:span><text:span text:style-name="T9"> </text:span>Programowanie obiektowo zorientowane – paradygmat charakteryzujmy się możliwością tworzenia własnych skryptów.</text:p>
      <text:p text:style-name="P3"><text:span text:style-name="T10">•</text:span><text:span text:style-name="T9"> </text:span>C++ nakierowany jest na tworzenie programów obiektowo zorientowanych i imperatywnych.<text:line-break/><text:span text:style-name="T10">•</text:span><text:span text:style-name="T9"> </text:span><text:span text:style-name="T33">argc</text:span><text:span text:style-name="T22">,</text:span> to liczba parametrów, <text:span text:style-name="T33">argv</text:span>, to lista wskaźników do tablic znakowych zawierających nazwy tych parametrów (np. arg[0] – nazwa programu)<text:line-break/><text:span text:style-name="T10">•</text:span><text:span text:style-name="T9"> </text:span>Obiekty lokalne powstają w momencie ich definicji na stosie i są automatycznie likwidowane.<text:line-break/><text:line-break/><text:span text:style-name="T25">Klasy + Struktury</text:span></text:p>
      <text:p text:style-name="P14"><text:span text:style-name="T10">•</text:span><text:span text:style-name="T9"> </text:span><text:span text:style-name="T6">Miejsce struktury jest na stosie, miejsce klasy jest na stercie.<text:line-break/></text:span><text:span text:style-name="T10">•</text:span><text:span text:style-name="T9"> </text:span><text:span text:style-name="T6">W strukturze wszystkie elementy są domyślnie </text:span><text:span text:style-name="T7">publiczne</text:span><text:span text:style-name="T6">. W C++ powinno się ich używać jako pojemniki na dane (bez metod).<text:line-break/></text:span><text:span text:style-name="T10">•</text:span><text:span text:style-name="T9"> </text:span><text:span text:style-name="T6">Aby klasa była agregatem nie może zawierać:<text:line-break/>-składników prywatnych i chronionych<text:line-break/>-jawnych konstruktorów<text:line-break/>-klas podstawowych<text:line-break/>-funkcji wirtualnych</text:span></text:p>
      <text:p text:style-name="P2"><text:span text:style-name="T2"><text:line-break/></text:span><text:span text:style-name="T25">STATIC</text:span></text:p>
      <text:p text:style-name="P6">• Zmienne statyczne funkcji i pola statyczne klas mają różne cechy.</text:p>
      <text:p text:style-name="P6">• Metody statyczne mogą pracować tylko ze statycznymi polami klas.</text:p>
      <text:p text:style-name="P4"><text:span text:style-name="T23">• Zmienne statyczne deklarujemy bez słówka </text:span><text:span text:style-name="T30">static</text:span><text:span text:style-name="T23">.</text:span></text:p>
      <text:p text:style-name="P5"><text:span text:style-name="T34">int Klasa::x = 0; //x – statyczna</text:span><text:span text:style-name="T23"><text:line-break/>• Pola statyczne inicjalizujemy w zakresie globalnym, nawet jeśli składniki te są prywatne.<text:line-break/><text:line-break/></text:span><text:span text:style-name="T26">CONST</text:span></text:p>
      <text:p text:style-name="P2"><text:span text:style-name="T11">•</text:span><text:span text:style-name="T12"> </text:span><text:span text:style-name="T18">Argumentami metod typu stałego nie muszą być jedynie obiekty typu stałego.</text:span></text:p>
      <text:p text:style-name="P4"><text:span text:style-name="T23">• </text:span><text:span text:style-name="T4">Pola klasy typu </text:span><text:span text:style-name="T30">const</text:span><text:span text:style-name="T4"> inicjalizujemy na liście inicjalizacyjnej konstruktora (w ciele nie).<text:line-break/></text:span><text:span text:style-name="T10">•</text:span><text:span text:style-name="T9"> </text:span><text:span text:style-name="T4">Mając pole typu </text:span><text:span text:style-name="T30">const</text:span><text:span text:style-name="T19"> </text:span><text:span text:style-name="T4">nie możemy nadawać mu wartości w ciele konstruktora, tylko na liście inicjalizacyjnej (</text:span><text:span text:style-name="T5">const cd</text:span><text:span text:style-name="T4">):<text:line-break/></text:span><text:span text:style-name="T36">k</text:span><text:span text:style-name="T35">lasa(double x): d(x){ </text:span><text:span text:style-name="T38">cd = x</text:span><text:span text:style-name="T35">; }</text:span></text:p>
      <text:p text:style-name="P1"><text:line-break/><text:span text:style-name="T25">OPERATORY</text:span></text:p>
      <text:p text:style-name="P3"><text:span text:style-name="T17">• </text:span><text:span text:style-name="T49">Prawidłowo jest napisać </text:span><text:span text:style-name="T33">p3= operator+ (p1, p2);</text:span><text:line-break/><text:span text:style-name="T17">• </text:span>Operator przypisania musi być niestatyczną metodą klasy</text:p>
      <text:p text:style-name="P3"><text:span text:style-name="T17">• </text:span>Przynajmniej jeden z argumentów przeciążanego operatora musi być obiektem lub referencją typu zdefiniowanego przez użytkownila.</text:p>
      <text:p text:style-name="P3"><text:span text:style-name="T17">• </text:span><text:span text:style-name="T49">Nie możemy zrzutować zmiennej na wskaźnik (chyba, że jest wskaźnikiem).</text:span></text:p>
      <text:p text:style-name="P10"><text:span text:style-name="T17">• </text:span>Nie możemy przeciążyć tych operatorów: . <text:s text:c="2"/>.* <text:s text:c="2"/>:: <text:s text:c="2"/>?:</text:p>
      <text:p text:style-name="P3"><text:span text:style-name="T17">• </text:span><text:span text:style-name="T49">Operatory automatycznie generowane przez system: <text:s text:c="2"/>= <text:s text:c="2"/>&amp; <text:s text:c="2"/>, <text:s text:c="2"/>new <text:s text:c="2"/>delete<text:line-break/><text:line-break/></text:span></text:p>
      <text:p text:style-name="P3"><text:soft-page-break/><text:span text:style-name="T27">K</text:span><text:span text:style-name="T29">ONWERSJE</text:span></text:p>
      <text:p text:style-name="P3"><text:span text:style-name="T17">• </text:span><text:span text:style-name="T49">Wieloznaczność - jakbyśmy mieli dwie funkcje przeciążone </text:span><text:span text:style-name="T39">fun(int)</text:span><text:span text:style-name="T49"> i</text:span><text:span text:style-name="T39"> fun(float)</text:span><text:span text:style-name="T49"> oraz dwie konwersje np. </text:span><text:span text:style-name="T33">klasa -&gt; int oraz klasa -&gt; float</text:span><text:span text:style-name="T49">, to przy wywoływaniu </text:span><text:span text:style-name="T39">fun(klasa)</text:span><text:span text:style-name="T49"> z parametrem klasa, kompilator nie wie, które rzutowanie wybrać.</text:span></text:p>
      <text:p text:style-name="P3"><text:span text:style-name="T17">• </text:span>Jeżeli mamy funkcję, która przyjmuje jako parametr zmienną <text:span text:style-name="T24">float,</text:span> a my mamy obiekt klasy <text:span text:style-name="T24">OBJ</text:span> w którym zdefiniowaliśmy operator przeładowania <text:span text:style-name="T24">OBJ -&gt; int,</text:span> będziemy mogli wywołać tą funkcję z OBJ jako parametr. Następuje konwersja <text:span text:style-name="T24">OBJ-&gt;int-&gt;float</text:span>. (Kaskadowe zastosowanie konwersji).</text:p>
      <text:p text:style-name="P3"><text:span text:style-name="T17">• </text:span>Konwersja zmiennej typu predefiniowanego na obiekt zdefiniowany przez użytkownika może nastąpić jedynie za pomocą konstruktora konwertującego.</text:p>
      <text:p text:style-name="P3"><text:span text:style-name="T17">• </text:span>Konwersja obiektu zdefiniowanego przez użytkownika na typ wbudowany, może nastąpić jedynie za pomocą operatora.<text:line-break/><text:span text:style-name="T17">• </text:span>Operator konwersji eksportuje swój <text:span text:style-name="T20">własny typ do wymaganego</text:span>:<text:line-break/><text:span text:style-name="T32">operator int() { return static_cast(re); } </text:span></text:p>
      <text:p text:style-name="P3"><text:span text:style-name="T17">• </text:span>Operator konwersji ma pustą liczbę parametrów – nie można go przeciążać.</text:p>
      <text:p text:style-name="P3"><text:span text:style-name="T17">• </text:span>Operator konwersji zwraca taki typ jaką ma nazwę<text:span text:style-name="T21">. </text:span><text:span text:style-name="T37">odcinek operator wektor(punkt &amp;p) {};</text:span></text:p>
      <text:p text:style-name="P3"><text:span text:style-name="T17">• </text:span>Metoda konwertująca jest dziedziczona.<text:line-break/><text:line-break/><text:span text:style-name="T25">KLASY ZAGNIEŻDŻONE</text:span></text:p>
      <text:p text:style-name="P2"><text:span text:style-name="T10">•</text:span><text:span text:style-name="T9"> </text:span>Inicjalizacja pól klasy zagnieżdżonej w funkcji jest możliwa tylko na liście inicjalizacyjnej konstruktora (<text:span text:style-name="T20">ale nie w ciele</text:span>).<text:line-break/><text:span text:style-name="T10">• </text:span>Klasa zagnieżdżona jest dostępna <text:span text:style-name="T20">tylko</text:span> wewnątrz klasy otaczającej, nie można więc używać jej metod lub pól w innym miejscu.<text:line-break/><text:span text:style-name="T10">•</text:span><text:span text:style-name="T9"> </text:span><text:span text:style-name="T2">Jeżeli mamy klasę zagnieżdżoną, to aby zmienić jej wartość należy użyć zapisu:<text:line-break/></text:span><text:span text:style-name="T32">int nadrzedna:: zagniezdzona:: static_int_zmienna = 5;</text:span></text:p>
      <text:p text:style-name="P2"><text:span text:style-name="T10">•</text:span><text:span text:style-name="T9"> </text:span><text:span text:style-name="T2">Metody klasy zagnieżdżonej mogą być definiowane albo w zagnieżdżonej, albo na zewnątrz klasy otaczającej.<text:line-break/></text:span><text:span text:style-name="T10">•</text:span><text:span text:style-name="T9"> <text:s/></text:span><text:span text:style-name="T2">Typy zdefiniowane w klasie otaczającej </text:span><text:span text:style-name="T24">typedef</text:span><text:span text:style-name="T2"> oraz </text:span><text:span text:style-name="T24">enum</text:span><text:span text:style-name="T2"> są dostępne w klasie zagnieżdżonej </text:span><text:span text:style-name="T3">ale nie odwrotnie</text:span><text:span text:style-name="T2">. </text:span></text:p>
      <text:p text:style-name="P2"><text:span text:style-name="T10">•</text:span><text:span text:style-name="T9"> </text:span>Polem klasy zagnieżdżonej <text:span text:style-name="T20">nie może</text:span> być obiekt klasy otaczającej (jest ona dopiero definiowana)</text:p>
      <text:p text:style-name="P2"><text:span text:style-name="T10">•</text:span><text:span text:style-name="T9"> </text:span>Metody klasy zagnieżdżonej mają dostęp <text:span text:style-name="T20">tylko</text:span> do publicznych składników klasy otaczającej.</text:p>
      <text:p text:style-name="P2"><text:span text:style-name="T10">•</text:span><text:span text:style-name="T9"> </text:span><text:span text:style-name="T2">Klasy mogą być zagnieżdżone również wewnątrz funkcji.<text:line-break/></text:span><text:span text:style-name="T10">•</text:span><text:span text:style-name="T9"> </text:span><text:span text:style-name="T2">Klasa ta nie może mieć składników statycznych.</text:span></text:p>
      <text:p text:style-name="P2"><text:span text:style-name="T10">•</text:span><text:span text:style-name="T9"> </text:span>Pola prywatne (lub chronione) klasy otaczającej lub zagnieżdżonej nie są widoczne dla siebie.<text:line-break/><text:line-break/><text:span text:style-name="T28">PRZESTRZENIE NAZW</text:span></text:p>
      <text:p text:style-name="P2"><text:span text:style-name="T10">•</text:span><text:span text:style-name="T9"> </text:span>Przestrzenie nazw można budować „na raty” tzn. zamknąć definicję przestrzeni i w innym fragmencie kodu dokończyć: <text:line-break/><text:span text:style-name="T32">„namespace std{…} (…dalszy fragment kodu…) <text:s/>namespace std {…}”</text:span><text:span text:style-name="T1"><text:line-break/></text:span><text:span text:style-name="T15">•</text:span><text:span text:style-name="T16"> </text:span>To samo można zrobić z deklaracją i definicją.</text:p>
      <text:p text:style-name="P7"><text:span text:style-name="T21">int main(int argc, char **argv)</text:span> </text:p>
      <text:p text:style-name="P2"><text:span text:style-name="T10">•</text:span><text:span text:style-name="T9"> </text:span>W obrębie różnych przestrzeni nazw można tworzyć funkcje o takich samych nazwach i deklaracjach ale przeznaczone do innych operacji.</text:p>
      <text:p text:style-name="P8"><text:soft-page-break/>KONSTRUKTORY + DESTRUKTORY</text:p>
      <text:p text:style-name="P3"><text:span text:style-name="T15">• </text:span>Konstruktor domyślny tworzony przez system, nie inicjalizuje wartości.</text:p>
      <text:p text:style-name="P3"><text:span text:style-name="T15">• </text:span>Konstruktor kopiujący automatyczny stworzy prawidłową kopię wzorca tylko wtedy, gdy klasa nie definiuje pól w postaci wskaźników.<text:line-break/><text:span text:style-name="T15">• </text:span>Pola będące referencjami mogą być inicjalizowane jedynie na listach inicjalizacyjnych konstruktorów.</text:p>
      <text:p text:style-name="P3"><text:span text:style-name="T15">• </text:span>Konstruktor kopiujący ma jeden parametr – referencję do obiektu tego samego typu.</text:p>
      <text:p text:style-name="P9"><text:span text:style-name="T15">• </text:span><text:span text:style-name="T41">Konstruktor konwertujący dokonuje konwersji typu </text:span><text:span text:style-name="T42">obcego na swój własny</text:span><text:span text:style-name="T41">:<text:line-break/></text:span><text:span text:style-name="T31">complex (int x) { re = static_cast&lt;double&gt;(x); }<text:line-break/>wektor (punkt&amp; p): x( p.x ), y( p.y ) { };<text:line-break/></text:span><text:span text:style-name="T15">• </text:span><text:span text:style-name="T43">Destruktor nie przyjmuje argumentów.<text:line-break/></text:span><text:span text:style-name="T13">• </text:span><text:span text:style-name="T48">De</text:span><text:span text:style-name="T44">struktor może być wirtualny, konstruktor nie.</text:span><text:span text:style-name="T43"><text:line-break/></text:span><text:span text:style-name="T27"><text:line-break/>DZIEDZICZENIE</text:span></text:p>
      <text:p text:style-name="P12"><text:span text:style-name="T17">• </text:span>Pola statyczne i prywatne są dziedziczone.</text:p>
      <text:p text:style-name="P15"><text:span text:style-name="T13">• </text:span><text:span text:style-name="T43">Operator przypisania nie jest dziedziczony.<text:line-break/></text:span><text:span text:style-name="T13">• </text:span><text:span text:style-name="T43">Dziedziczenie wielokrotne – klasa dziedziczy po więcej niż jednej klasie.<text:line-break/></text:span><text:span text:style-name="T13">• </text:span><text:span text:style-name="T43">Jeśli klasa bazowa zawiera pola/metody to klasa pochodna może mieć pola/metody o tych samych nazwach – zostaną nadpisane.<text:line-break/></text:span><text:span text:style-name="T13">• </text:span><text:span text:style-name="T45">Wszystkie pola są dziedziczone.<text:line-break/></text:span><text:span text:style-name="T14">• </text:span><text:span text:style-name="T46">Tylko konstruktor, destruktor i operator przypisania nie jest dziedziczony.<text:line-break/></text:span><text:span text:style-name="T47">• Jeśli kreujemy obiekt klasy pochodnej, najpierw startuje konstruktor klasy podstawowej.</text:span></text:p>
      <text:p text:style-name="P15"><text:span text:style-name="T46">• Referencja do obiektu klasy pochodnej może być niejawnie przekształcona na referencję dostępnej jednoznacznie klasy podstawowej.</text:span><text:span text:style-name="T44"><text:line-break/></text:span><text:span text:style-name="T28"><text:line-break/>PRZYJAŹŃ</text:span></text:p>
      <text:p text:style-name="P3"><text:span text:style-name="T17">• </text:span>Deklaracja funkcji zaprzyjaźnionej może się odbyć w dowolnym miejscu klasy.<text:span text:style-name="T21"><text:line-break/></text:span><text:span text:style-name="T17">• </text:span><text:span text:style-name="T40">Funkcja zaprzyjaźniona ma dostęp do wszystkich składników klasy, nawet prywatnych.</text:span></text:p>
      <text:p text:style-name="P10"><text:span text:style-name="T13">• </text:span>Funkcja zaprzyjaźniona ma dostęp do wszystkich składników klasy, nawet prywatnych.</text:p>
      <text:p text:style-name="P10"><text:span text:style-name="T13">• </text:span>Funkcja zaprzyjaźniona nie jest składnikiem klasy, dlatego też nie ma wskaźnika <text:span text:style-name="T24">this</text:span>, a więc nie ma dodatkowego, parametru - nie działa na rzecz żadnego obiektu.</text:p>
      <text:p text:style-name="P10"><text:span text:style-name="T13">• </text:span>Funkcja może być przyjacielem więcej niż jednej klasy.</text:p>
      <text:p text:style-name="P10"><text:span text:style-name="T13">• </text:span>Jeżeli zdefiniujemy funkcję zaprzyjaźnioną w klasie, wtedy jest ona typu <text:span text:style-name="T24">inline</text:span>, nie jest metodą klasy jest dalej tylko przyjacielem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Ubuntu1" svg:font-family="Ubuntu"/>
    <style:font-face style:name="Ubuntu" svg:font-family="Ubuntu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 fo:font-style="normal" style:font-style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2:09:00</meta:creation-date>
    <meta:initial-creator>Maciek</meta:initial-creator>
    <dc:language>pl-PL</dc:language>
    <dc:date>2020-06-04T14:13:53.433383234</dc:date>
    <meta:editing-cycles>8</meta:editing-cycles>
    <meta:editing-duration>P1DT7H45M3S</meta:editing-duration>
    <meta:generator>LibreOffice/6.4.3.2$Linux_X86_64 LibreOffice_project/40$Build-2</meta:generator>
    <meta:document-statistic meta:table-count="0" meta:image-count="0" meta:object-count="0" meta:page-count="3" meta:paragraph-count="47" meta:word-count="902" meta:character-count="6333" meta:non-whitespace-character-count="54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